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220000006EC7251DCA3889C506.png" manifest:media-type="image/png"/>
  <manifest:file-entry manifest:full-path="Pictures/10000201000000100000011D976D7EC60A345ACA.png" manifest:media-type="image/png"/>
  <manifest:file-entry manifest:full-path="Pictures/10000201000000110000011F72FF44271B82C0A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Object_20_with_20_no_20_fill_20_and_20_no_20_li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00b8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697cm" svg:y1="15.975cm" svg:x2="8.46cm" svg:y2="15.164cm">
            <text:p/>
          </draw:line>
          <draw:line draw:style-name="gr1" draw:text-style-name="P1" draw:layer="layout" svg:x1="8.46cm" svg:y1="15.166cm" svg:x2="10.693cm" svg:y2="14.372cm">
            <text:p/>
          </draw:line>
          <draw:ellipse draw:style-name="gr1" draw:text-style-name="P1" draw:layer="layout" svg:width="4.744cm" svg:height="4.749cm" draw:transform="rotate (1.5707963267949) translate (8.249cm 18.528cm)" draw:kind="arc" draw:start-angle="54.09" draw:end-angle="77.04">
            <text:p/>
          </draw:ellipse>
          <draw:ellipse draw:style-name="gr1" draw:text-style-name="P1" draw:layer="layout" svg:width="4.733cm" svg:height="4.74cm" draw:transform="rotate (1.5707963267949) translate (8.254cm 16.552cm)" draw:kind="arc" draw:start-angle="106.01" draw:end-angle="124.76">
            <text:p/>
          </draw:ellipse>
          <draw:ellipse draw:style-name="gr1" draw:text-style-name="P1" draw:layer="layout" svg:width="4.742cm" svg:height="4.749cm" draw:transform="rotate (-1.5707963267949) translate (13.126cm 13.786cm)" draw:kind="arc" draw:start-angle="102.95" draw:end-angle="125.9">
            <text:p/>
          </draw:ellipse>
          <draw:ellipse draw:style-name="gr1" draw:text-style-name="P1" draw:layer="layout" svg:width="4.733cm" svg:height="4.742cm" draw:transform="rotate (-1.5707963267949) translate (13.124cm 11.823cm)" draw:kind="arc" draw:start-angle="55.21" draw:end-angle="73.95">
            <text:p/>
          </draw:ellipse>
          <draw:g>
            <draw:frame draw:style-name="gr2" draw:text-style-name="P2" draw:layer="layout" svg:width="0.122cm" svg:height="2.027cm" draw:transform="rotate (0.898320966001481) translate (11.237cm 14.03cm)">
              <draw:image xlink:href="Pictures/10000201000000110000011F72FF44271B82C0A1.png" xlink:type="simple" xlink:show="embed" xlink:actuate="onLoad">
                <text:p/>
              </draw:image>
            </draw:frame>
            <draw:frame draw:style-name="gr2" draw:text-style-name="P2" draw:layer="layout" svg:width="0.115cm" svg:height="2.013cm" draw:transform="rotate (-0.248709418409192) translate (11.165cm 13.998cm)">
              <draw:image xlink:href="Pictures/10000201000000100000011D976D7EC60A345ACA.png" xlink:type="simple" xlink:show="embed" xlink:actuate="onLoad">
                <text:p/>
              </draw:image>
            </draw:frame>
            <draw:frame draw:style-name="gr2" draw:text-style-name="P2" draw:layer="layout" svg:width="0.241cm" svg:height="0.779cm" draw:transform="rotate (0.321664181142555) translate (10.99cm 13.578cm)">
              <draw:image xlink:href="Pictures/10000201000000220000006EC7251DCA3889C506.png" xlink:type="simple" xlink:show="embed" xlink:actuate="onLoad">
                <text:p/>
              </draw:image>
            </draw:frame>
          </draw:g>
          <draw:frame draw:style-name="gr3" draw:text-style-name="P4" draw:layer="layout" svg:width="0.235cm" svg:height="0.38cm" svg:x="8.147cm" svg:y="14.994cm">
            <draw:text-box>
              <text:p text:style-name="P3"><text:span text:style-name="T1">A</text:span></text:p>
            </draw:text-box>
          </draw:frame>
          <draw:frame draw:style-name="gr3" draw:text-style-name="P4" draw:layer="layout" svg:width="0.235cm" svg:height="0.38cm" svg:x="10.597cm" svg:y="13.964cm">
            <draw:text-box>
              <text:p text:style-name="P3"><text:span text:style-name="T1">B</text:span></text:p>
            </draw:text-box>
          </draw:frame>
          <draw:frame draw:style-name="gr3" draw:text-style-name="P4" draw:layer="layout" svg:width="0.234cm" svg:height="0.38cm" svg:x="10.579cm" svg:y="16.037cm">
            <draw:text-box>
              <text:p text:style-name="P3"><text:span text:style-name="T1">D</text:span></text:p>
            </draw:text-box>
          </draw:frame>
          <draw:frame draw:style-name="gr3" draw:text-style-name="P4" draw:layer="layout" svg:width="0.846cm" svg:height="0.38cm" draw:transform="rotate (0.338244809036501) translate (11.311cm 15.779cm)">
            <draw:text-box>
              <text:p text:style-name="P3"><text:span text:style-name="T1">6 cm</text:span></text:p>
            </draw:text-box>
          </draw:frame>
          <draw:frame draw:style-name="gr3" draw:text-style-name="P4" draw:layer="layout" svg:width="0.849cm" svg:height="0.38cm" draw:transform="rotate (-0.349938515024864) translate (11.313cm 14.596cm)">
            <draw:text-box>
              <text:p text:style-name="P3"><text:span text:style-name="T1">6 cm</text:span></text:p>
            </draw:text-box>
          </draw:frame>
          <draw:line draw:style-name="gr1" draw:text-style-name="P1" draw:layer="layout" svg:x1="10.692cm" svg:y1="14.372cm" svg:x2="12.925cm" svg:y2="15.166cm">
            <text:p/>
          </draw:line>
          <draw:line draw:style-name="gr4" draw:text-style-name="P1" draw:layer="layout" svg:x1="10.699cm" svg:y1="15.97cm" svg:x2="12.913cm" svg:y2="15.171cm">
            <text:p/>
          </draw:line>
          <draw:frame draw:style-name="gr3" draw:text-style-name="P4" draw:layer="layout" svg:width="0.234cm" svg:height="0.38cm" svg:x="12.989cm" svg:y="14.97cm">
            <draw:text-box>
              <text:p text:style-name="P3"><text:span text:style-name="T1">C</text:span></text:p>
            </draw:text-box>
          </draw:frame>
          <draw:line draw:style-name="gr4" draw:text-style-name="P1" draw:layer="layout" svg:x1="10.699cm" svg:y1="14.372cm" svg:x2="10.699cm" svg:y2="15.95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9T10:41:48.974874492</meta:creation-date>
    <dc:date>2018-03-09T10:42:07.086723616</dc:date>
    <meta:editing-duration>PT18S</meta:editing-duration>
    <meta:editing-cycles>1</meta:editing-cycles>
    <meta:document-statistic meta:object-count="20"/>
    <meta:generator>LibreOffice/6.0.0.3$MacOSX_X86_64 LibreOffice_project/64a0f66915f38c6217de274f0aa8e15618924765</meta:generator>
  </office:meta>
</office:document-meta>
</file>